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7229" officeooo:paragraph-rsid="00177229"/>
    </style:style>
    <style:style style:name="P2" style:family="paragraph" style:parent-style-name="Heading_20_2">
      <style:text-properties officeooo:rsid="00177229" officeooo:paragraph-rsid="00177229"/>
    </style:style>
    <style:style style:name="P3" style:family="paragraph" style:parent-style-name="Heading_20_3">
      <style:text-properties officeooo:rsid="00177229" officeooo:paragraph-rsid="00177229"/>
    </style:style>
    <style:style style:name="P4" style:family="paragraph" style:parent-style-name="Preformatted_20_Text">
      <style:text-properties officeooo:rsid="00177229" officeooo:paragraph-rsid="00177229"/>
    </style:style>
    <style:style style:name="P5" style:family="paragraph" style:parent-style-name="Preformatted_20_Text">
      <style:text-properties officeooo:paragraph-rsid="00177229"/>
    </style:style>
    <style:style style:name="P6" style:family="paragraph" style:parent-style-name="Text_20_body">
      <style:paragraph-properties fo:text-align="center" style:justify-single-word="false"/>
      <style:text-properties officeooo:paragraph-rsid="00177229"/>
    </style:style>
    <style:style style:name="T1" style:family="text">
      <style:text-properties officeooo:rsid="00177229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moria Proyecto Recreativas</text:h>
      <text:p text:style-name="P6"/>
      <text:h text:style-name="P3" text:outline-level="3">[PRE-INICIO]</text:h>
      <text:p text:style-name="P5"><text:span text:style-name="T1">Hugo - UML con motivo de ir siendo modificado y evolucionando mientras continuamos con el proyecto.</text:span></text:p>
      <text:p text:style-name="P5"/>
      <text:h text:style-name="P3" text:outline-level="3">[11-DEC]</text:h>
      <text:p text:style-name="P4">Hecho el UML iniciamos un proyecto en Github y estamos una hora coordinandonos para estar ambos dentro, tener acceso e integrarlo con Netbeans.</text:p>
      <text:p text:style-name="P4"/>
      <text:p text:style-name="P4">Creamos un esqueleto principal para las tarjetas y hablamos de crear test cases en un proceso similar a TDD (Test-driven development).</text:p>
      <text:p text:style-name="P4"/>
      <text:p text:style-name="P4">Raúl – Puesto que el ejercicio nos pide que las tarjetas sean objetos en una clase separada, llegamos a la conclusión de que la base de datos va a ser volátil, creada en runtime y sin motivo de ser mantenida.</text:p>
      <text:p text:style-name="P4"><text:tab/>El motivo, es que si quisiesemos guardar estas tarjetas en archivos permanentes, crear objetos sería innecesario puesto que estos sólo guardan memoria y no realizan ninguna operación dependiente de factores externos. </text:p>
      <text:p text:style-name="P4"><text:tab/>Dicho de otra manera, las tarjetas sólo son objetos porque el ejercicio lo pide.</text:p>
      <text:p text:style-name="P4"><text:tab/>Por lo tanto, guardamos las tarjetas en un ArrayList, esto es nuevo para Hugo, o sea que mediante pair programming discutimos nuestro proceso.</text:p>
      <text:p text:style-name="P4"/>
      <text:h text:style-name="P2" text:outline-level="2">[12-DEC]</text:h>
      <text:p text:style-name="P4">Hugo – Trabajo en la terminal de transferencia de dinero a créditos para empezar a crear los test cases lo antes posible, trabajo sólo</text:p>
      <text:p text:style-name="P4">Raúl – Memoria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47:21.890654552</meta:creation-date>
    <dc:date>2023-12-12T09:00:12.991128058</dc:date>
    <meta:editing-duration>PT12M54S</meta:editing-duration>
    <meta:editing-cycles>1</meta:editing-cycles>
    <meta:document-statistic meta:table-count="0" meta:image-count="0" meta:object-count="0" meta:page-count="1" meta:paragraph-count="13" meta:word-count="198" meta:character-count="1230" meta:non-whitespace-character-count="1038"/>
    <meta:generator>LibreOffice/7.4.2.3$Linux_X86_64 LibreOffice_project/40$Build-3</meta:generator>
  </office:meta>
</office:document-meta>
</file>